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46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09-05" calcext:value-type="date">
            <text:p>05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0-07" calcext:value-type="date">
            <text:p>07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5-01-06" calcext:value-type="date">
            <text:p>06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2-07" calcext:value-type="date">
            <text:p>07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3-07" calcext:value-type="date">
            <text:p>07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4-07" calcext:value-type="date">
            <text:p>0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5-05" calcext:value-type="date">
            <text:p>05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6-05" calcext:value-type="date">
            <text:p>05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7-03" calcext:value-type="date">
            <text:p>03/07/2025</text:p>
          </table:table-cell>
          <table:table-cell table:style-name="ce45" table:formula="of:=[.C12]-[.F1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8-06" calcext:value-type="date">
            <text:p>06/08/2025</text:p>
          </table:table-cell>
          <table:table-cell table:style-name="ce45" table:formula="of:=[.C13]-[.F1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9-09" calcext:value-type="date">
            <text:p>09/09/2025</text:p>
          </table:table-cell>
          <table:table-cell table:style-name="ce45" table:formula="of:=[.C14]-[.F14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4])" office:value-type="float" office:value="0" calcext:value-type="float">
            <text:p>-</text:p>
          </table:table-cell>
          <table:table-cell table:style-name="ce46"/>
          <table:table-cell table:style-name="ce49" table:number-columns-repeated="55"/>
        </table:table-row>
        <table:table-row table:style-name="ro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1976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36:41.714029300">00:00:00</text:time></text:span><text:span text:style-name="MT2"><text:s/></text:span></text:p>
        </style:region-center>
        <style:region-right>
          <text:p><text:span text:style-name="MT3">Pranimal Com. Rações Art. Vet. Ib. Ltda.</text:span><text:span text:style-name="MT4"> </text:span><text:span text:style-name="MT4"><text:line-break/></text:span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Pranimal Com. de Rações e Art. Vet. Ib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36:41.721557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4:02</meta:creation-date>
    <dc:date>2025-09-17T09:37:14.455239000</dc:date>
    <meta:print-date>2025-05-08T10:23:24.397000000</meta:print-date>
    <dc:language>pt-PT</dc:language>
    <meta:editing-cycles>682</meta:editing-cycles>
    <meta:editing-duration>PT21H5M22S</meta:editing-duration>
    <meta:document-statistic meta:table-count="1" meta:cell-count="114" meta:object-count="0"/>
    <meta:user-defined meta:name="Info 0"/>
    <meta:user-defined meta:name="Info 1"/>
    <meta:user-defined meta:name="Info 2"/>
    <meta:user-defined meta:name="Info 3"/>
  </office:meta>
</office:document-meta>
</file>